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sans-serif" svg:font-family="sans-serif"/>
    <style:font-face style:name="Times New Roman1" svg:font-family="'Times New Roman'"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125in" table:align="left"/>
    </style:style>
    <style:style style:name="Table1.A" style:family="table-column">
      <style:table-column-properties style:column-width="0.2917in"/>
    </style:style>
    <style:style style:name="Table1.B" style:family="table-column">
      <style:table-column-properties style:column-width="0.5417in"/>
    </style:style>
    <style:style style:name="Table1.C" style:family="table-column">
      <style:table-column-properties style:column-width="0.4375in"/>
    </style:style>
    <style:style style:name="Table1.D" style:family="table-column">
      <style:table-column-properties style:column-width="0.4688in"/>
    </style:style>
    <style:style style:name="Table1.E" style:family="table-column">
      <style:table-column-properties style:column-width="0.3854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2.125in" table:align="left"/>
    </style:style>
    <style:style style:name="Table2.A" style:family="table-column">
      <style:table-column-properties style:column-width="0.2917in"/>
    </style:style>
    <style:style style:name="Table2.B" style:family="table-column">
      <style:table-column-properties style:column-width="0.5417in"/>
    </style:style>
    <style:style style:name="Table2.C" style:family="table-column">
      <style:table-column-properties style:column-width="0.4479in"/>
    </style:style>
    <style:style style:name="Table2.D" style:family="table-column">
      <style:table-column-properties style:column-width="0.4583in"/>
    </style:style>
    <style:style style:name="Table2.E" style:family="table-column">
      <style:table-column-properties style:column-width="0.385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P1" style:family="paragraph" style:parent-style-name="Standard">
      <style:paragraph-properties fo:text-align="start" style:justify-single-word="false"/>
      <style:text-properties style:font-name="Courier 10 Pitch" fo:font-size="10pt" style:font-size-asian="10pt" style:font-size-complex="10pt"/>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ourier 10 Pitch" fo:font-size="10pt" fo:letter-spacing="normal" fo:font-style="normal" style:text-underline-style="solid" style:text-underline-width="auto" style:text-underline-color="font-color" fo:font-weight="normal" style:font-size-asian="10pt" style:font-size-complex="10pt"/>
    </style:style>
    <style:style style:name="P4"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ourier 10 Pitch" fo:font-size="10pt" fo:letter-spacing="normal" fo:font-style="normal" style:text-underline-style="none" fo:font-weight="normal" style:font-size-asian="10pt" style:font-size-complex="10pt"/>
    </style:style>
    <style:style style:name="P5" style:family="paragraph" style:parent-style-name="Standard">
      <style:paragraph-properties fo:margin-left="0in" fo:margin-right="0in" fo:text-align="end" style:justify-single-word="false" fo:text-indent="0in" style:auto-text-indent="false"/>
      <style:text-properties fo:font-variant="normal" fo:text-transform="none" fo:color="#000000" style:font-name="Courier 10 Pitch" fo:font-size="10pt" fo:letter-spacing="normal" fo:font-style="normal" style:text-underline-style="none" fo:font-weight="normal" style:font-size-asian="10pt" style:font-size-complex="10pt"/>
    </style:style>
    <style:style style:name="P6" style:family="paragraph" style:parent-style-name="Standard">
      <style:paragraph-properties fo:margin-left="0in" fo:margin-right="0in" fo:text-align="center" style:justify-single-word="false" fo:text-indent="0in" style:auto-text-indent="false"/>
      <style:text-properties fo:font-variant="normal" fo:text-transform="none" fo:color="#000000" style:font-name="Courier 10 Pitch" fo:font-size="10pt" fo:letter-spacing="normal" fo:font-style="normal" style:text-underline-style="none" fo:font-weight="normal" style:font-size-asian="10pt" style:font-size-complex="10pt"/>
    </style:style>
    <style:style style:name="P7"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ourier 10 Pitch" fo:font-size="10pt" fo:letter-spacing="normal" fo:font-style="normal" style:text-underline-style="none" fo:font-weight="normal" style:font-size-asian="10pt" style:font-weight-asian="normal" style:font-size-complex="10pt"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ourier 10 Pitch" fo:font-size="10pt" fo:letter-spacing="normal" fo:font-style="normal" fo:font-weight="normal" style:font-size-asian="10pt" style:font-size-complex="10pt"/>
    </style:style>
    <style:style style:name="P9" style:family="paragraph" style:parent-style-name="Standard" style:list-style-name="L1">
      <style:paragraph-properties fo:margin-left="0in" fo:margin-right="0in" fo:text-align="start" style:justify-single-word="false" fo:text-indent="0in" style:auto-text-indent="false"/>
      <style:text-properties fo:font-variant="normal" fo:text-transform="none" fo:color="#000000" style:font-name="Courier 10 Pitch" fo:font-size="10pt" fo:letter-spacing="normal" fo:font-style="normal" fo:font-weight="normal" style:font-size-asian="10pt" style:font-size-complex="10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Standard" style:list-style-name="L3">
      <style:paragraph-properties fo:margin-left="0in" fo:margin-right="0in" fo:text-align="start" style:justify-single-word="false" fo:text-indent="0in" style:auto-text-indent="false"/>
      <style:text-properties style:font-name="Courier 10 Pitch" fo:font-size="10pt" style:font-size-asian="10pt" style:font-size-complex="10pt"/>
    </style:style>
    <style:style style:name="P12" style:family="paragraph" style:parent-style-name="Standard" style:list-style-name="L4">
      <style:paragraph-properties fo:margin-left="0in" fo:margin-right="0in" fo:text-align="start" style:justify-single-word="false" fo:text-indent="0in" style:auto-text-indent="false"/>
      <style:text-properties style:font-name="Courier 10 Pitch" fo:font-size="10pt" style:font-size-asian="10pt" style:font-size-complex="10pt"/>
    </style:style>
    <style:style style:name="P13" style:family="paragraph" style:parent-style-name="Table_20_Contents">
      <style:paragraph-properties fo:text-align="start" style:justify-single-word="false"/>
      <style:text-properties style:font-name="Courier 10 Pitch" fo:font-size="10pt" style:font-size-asian="10pt" style:font-size-complex="10pt"/>
    </style:style>
    <style:style style:name="P14" style:family="paragraph" style:parent-style-name="Table_20_Contents">
      <style:paragraph-properties fo:text-align="start" style:justify-single-word="false"/>
      <style:text-properties style:font-name="Courier 10 Pitch" fo:font-size="10pt" style:text-underline-style="solid" style:text-underline-width="auto" style:text-underline-color="font-color"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style:font-weight-asian="normal" style:font-weight-complex="normal"/>
    </style:style>
    <style:style style:name="T5" style:family="text">
      <style:text-properties fo:font-variant="normal" fo:text-transform="none" fo:color="#000000" fo:letter-spacing="normal" fo:font-style="normal" style:text-underline-style="none" fo:font-weight="normal"/>
    </style:style>
    <style:style style:name="T6" style:family="text">
      <style:text-properties fo:font-variant="normal" fo:text-transform="none" fo:color="#000000" fo:letter-spacing="normal" fo:font-style="normal" style:text-underline-style="none" fo:font-weight="normal" style:font-weight-asian="bold" style:font-weight-complex="bold"/>
    </style:style>
    <style:style style:name="T7" style:family="text">
      <style:text-properties fo:font-variant="normal" fo:text-transform="none" fo:color="#000000" fo:letter-spacing="normal" fo:font-style="normal" style:text-underline-style="none" fo:font-weight="normal" style:font-weight-asian="normal" style:font-weight-complex="normal"/>
    </style:style>
    <style:style style:name="T8" style:family="text">
      <style:text-properties fo:font-variant="normal" fo:text-transform="none" fo:color="#000000" fo:letter-spacing="normal" fo:font-style="normal" style:text-underline-style="none" fo:font-weight="bold" style:font-weight-asian="bold" style:font-weight-complex="bold"/>
    </style:style>
    <style:style style:name="T9" style:family="text">
      <style:text-properties fo:font-variant="normal" fo:text-transform="none" fo:color="#000000" style:font-name="Courier 10 Pitch" fo:font-size="10pt" fo:letter-spacing="normal" fo:font-style="normal" style:text-underline-style="none" fo:font-weight="normal" style:font-size-asian="10pt" style:font-weight-asian="normal" style:font-size-complex="10pt" style:font-weight-complex="normal"/>
    </style:style>
    <style:style style:name="T10" style:family="text">
      <style:text-properties fo:font-variant="normal" fo:text-transform="none" fo:color="#000000" style:font-name="Courier 10 Pitch" fo:font-size="10pt" fo:letter-spacing="normal" fo:font-style="normal" style:text-underline-style="none" fo:font-weight="normal" style:font-size-asian="10pt" style:font-size-complex="10pt"/>
    </style:style>
    <style:style style:name="T11" style:family="text">
      <style:text-properties fo:font-variant="normal" fo:text-transform="none" fo:color="#000000" style:font-name="Courier 10 Pitch" fo:font-size="10pt" fo:letter-spacing="normal" fo:font-style="normal" style:text-underline-style="none" fo:font-weight="bold" style:font-size-asian="10pt" style:font-weight-asian="bold" style:font-size-complex="10pt" style:font-weight-complex="bold"/>
    </style:style>
    <style:style style:name="T12" style:family="text">
      <style:text-properties fo:font-variant="normal" fo:text-transform="none" fo:color="#000000" style:font-name="Courier 10 Pitch" fo:font-size="10pt" fo:letter-spacing="normal" fo:font-style="normal" style:text-underline-style="none" style:font-size-asian="10pt" style:font-size-complex="10pt"/>
    </style:style>
    <style:style style:name="T13" style:family="text">
      <style:text-properties style:font-name="Courier 10 Pitch"/>
    </style:style>
    <style:style style:name="T14" style:family="text">
      <style:text-properties style:font-name="Courier 10 Pitch" fo:font-size="10pt" style:font-size-asian="10pt" style:font-size-complex="10pt"/>
    </style:style>
    <style:style style:name="T15" style:family="text">
      <style:text-properties fo:font-weight="bold" style:font-weight-asian="bold" style:font-weight-complex="bold"/>
    </style:style>
    <style:style style:name="T16" style:family="text">
      <style:text-properties style:font-weight-asian="normal" style:font-weight-complex="normal"/>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leb Faruki</text:p>
      <text:p text:style-name="P5">Dr. Art Werschulz</text:p>
      <text:p text:style-name="P5">CISC3595 Operating Systems</text:p>
      <text:p text:style-name="P5">November 4, 2013</text:p>
      <text:p text:style-name="P6">Chapter 5 Homework</text:p>
      <text:p text:style-name="P3">5.10</text:p>
      <text:p text:style-name="P7">a. CPU utilization increases if the context-switching overhead is minimized. Aggregate overhead for context-switching can be minimized by making switches less frequently. This could increase process response times, however.</text:p>
      <text:p text:style-name="P2"><text:span text:style-name="T12">b. </text:span><text:span text:style-name="T12">You can minimize average turnaround time by executing the shortest processes first. But this causes starvation for longer processes and thereby increases the running time of these longer processes. This means longer waiting times for longer </text:span><text:span text:style-name="T14">processes</text:span><text:span text:style-name="T12">, especially when short processes are being constantly submitted.</text:span></text:p>
      <text:p text:style-name="P7">c. Occurs when a CPU-bound process holds the CPU and many I/O-bound processes finish I/O. I/O-bound processes wait in the ready queue until the CPU-bound process is finished. During that time, I/O devices will idle. This is called the <text:span text:style-name="T1">convoy effect</text:span>.</text:p>
      <text:p text:style-name="P8"/>
      <text:p text:style-name="P3">5.11</text:p>
      <text:p text:style-name="P8"><text:span text:style-name="T3">a.</text:span><text:span text:style-name="T4"> No α means that the predicted CPU burst length will always be 100 milliseconds.</text:span></text:p>
      <text:p text:style-name="P10"><text:span text:style-name="T9">b. If α is 1, then the predicted CPU burst length is just just slightly smaller than the length of the previous CPU burst.</text:span></text:p>
      <text:p text:style-name="P8"><text:span text:style-name="T4"/></text:p>
      <text:p text:style-name="P3">5.12</text:p>
      <text:p text:style-name="P4">a. see attached photo.</text:p>
      <text:p text:style-name="P4">b.</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
            <text:p text:style-name="P13">P1</text:p>
            <text:p text:style-name="P13">P2</text:p>
            <text:p text:style-name="P13">P3</text:p>
            <text:p text:style-name="P13">P4</text:p>
            <text:p text:style-name="P13">P5</text:p>
          </table:table-cell>
          <table:table-cell table:style-name="Table1.A1" office:value-type="string">
            <text:p text:style-name="P14">FCFS</text:p>
            <text:p text:style-name="P13">10q</text:p>
            <text:p text:style-name="P13">11</text:p>
            <text:p text:style-name="P13">13</text:p>
            <text:p text:style-name="P13">14</text:p>
            <text:p text:style-name="P13">19</text:p>
          </table:table-cell>
          <table:table-cell table:style-name="Table1.A1" office:value-type="string">
            <text:p text:style-name="P14">SJF</text:p>
            <text:p text:style-name="P13">19</text:p>
            <text:p text:style-name="P13">1</text:p>
            <text:p text:style-name="P13">4</text:p>
            <text:p text:style-name="P13">2</text:p>
            <text:p text:style-name="P13">9</text:p>
          </table:table-cell>
          <table:table-cell table:style-name="Table1.A1" office:value-type="string">
            <text:p text:style-name="P14">NPP</text:p>
            <text:p text:style-name="P13">16</text:p>
            <text:p text:style-name="P13">1</text:p>
            <text:p text:style-name="P13">18</text:p>
            <text:p text:style-name="P13">19</text:p>
            <text:p text:style-name="P13">6</text:p>
          </table:table-cell>
          <table:table-cell table:style-name="Table1.E1" office:value-type="string">
            <text:p text:style-name="P14">RR</text:p>
            <text:p text:style-name="P13">19</text:p>
            <text:p text:style-name="P13">2</text:p>
            <text:p text:style-name="P13">7</text:p>
            <text:p text:style-name="P13">4</text:p>
            <text:p text:style-name="P13">14</text:p>
          </table:table-cell>
        </table:table-row>
      </table:table>
      <text:p text:style-name="P4"/>
      <text:list xml:id="list954857729" text:style-name="L4">
        <text:list-header>
          <text:p text:style-name="P12"><text:span text:style-name="T6">c.</text:span></text:p>
        </text:list-header>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
            <text:p text:style-name="P13">P1</text:p>
            <text:p text:style-name="P13">P2</text:p>
            <text:p text:style-name="P13">P3</text:p>
            <text:p text:style-name="P13">P4</text:p>
            <text:p text:style-name="P13">P5</text:p>
          </table:table-cell>
          <table:table-cell table:style-name="Table2.A1" office:value-type="string">
            <text:p text:style-name="P13">FCFS</text:p>
            <text:p text:style-name="P13">0</text:p>
            <text:p text:style-name="P13">10</text:p>
            <text:p text:style-name="P13">11</text:p>
            <text:p text:style-name="P13">13</text:p>
            <text:p text:style-name="P13">14</text:p>
          </table:table-cell>
          <table:table-cell table:style-name="Table2.A1" office:value-type="string">
            <text:p text:style-name="P13">SJF</text:p>
            <text:p text:style-name="P13">9</text:p>
            <text:p text:style-name="P13">0</text:p>
            <text:p text:style-name="P13">2</text:p>
            <text:p text:style-name="P13">1</text:p>
            <text:p text:style-name="P13">4</text:p>
          </table:table-cell>
          <table:table-cell table:style-name="Table2.A1" office:value-type="string">
            <text:p text:style-name="P13">NPP</text:p>
            <text:p text:style-name="P13">6</text:p>
            <text:p text:style-name="P13">0</text:p>
            <text:p text:style-name="P13">16</text:p>
            <text:p text:style-name="P13">18</text:p>
            <text:p text:style-name="P13">1</text:p>
          </table:table-cell>
          <table:table-cell table:style-name="Table2.E1" office:value-type="string">
            <text:p text:style-name="P13">RR</text:p>
            <text:p text:style-name="P13">9</text:p>
            <text:p text:style-name="P13">1</text:p>
            <text:p text:style-name="P13">5</text:p>
            <text:p text:style-name="P13">3</text:p>
            <text:p text:style-name="P13">9</text:p>
          </table:table-cell>
        </table:table-row>
      </table:table>
      <text:p text:style-name="P1"><text:span text:style-name="T8"/></text:p>
      <text:list xml:id="list1630257874" text:style-name="L3">
        <text:list-header>
          <text:p text:style-name="P11"><text:span text:style-name="T5">d. </text:span><text:span text:style-name="T7">SJF (3.2 milliseconds)</text:span></text:p>
        </text:list-header>
      </text:list>
      <text:p text:style-name="P8"/>
      <text:p text:style-name="P8"><text:span text:style-name="T1">5.13</text:span></text:p>
      <text:p text:style-name="P8">b. Shorest Job First</text:p>
      <text:p text:style-name="P8"><text:span text:style-name="T16">d. Priority. (i.e.: NON-PREEMPTIVE PRIORITY)</text:span></text:p>
      <text:p text:style-name="P8"/>
      <text:p text:style-name="P3">5.14</text:p>
      <text:p text:style-name="P4">a. The process would be executed twice as many times.</text:p>
      <text:p text:style-name="P4">b. PROS: You don't have to reimplement the RR scheme. Also, pointers allow the prioritization of more urgent processes.</text:p>
      <text:p text:style-name="P4"><text:s text:c="3"/>CONS: Context-switching might take slightly longer. And removing processes from the ready queue is harder, since the processes are not stored in contiguous memory.</text:p>
      <text:p text:style-name="P4">c. You could set the quantum time for processes on an individual basis. More important processes would get larger quanta and minor processes get smaller quanta.</text:p>
      <text:p text:style-name="P4"><text:soft-page-break/></text:p>
      <text:list xml:id="list1921131749" text:style-name="L1">
        <text:list-item>
          <text:list>
            <text:list-header>
              <text:p text:style-name="P9"><text:span text:style-name="T1">5.15 (note that CPU utilization is a percentage)</text:span></text:p>
            </text:list-header>
          </text:list>
        </text:list-item>
      </text:list>
      <text:p text:style-name="P8"><text:span text:style-name="T2">a.</text:span> Processes use 1 quantum per turn and I/O processes perform their I/O-bound operations in time to return to the CPU for their turn. Context-switch overhead occurs outside of CPU utilization time.</text:p>
      <text:p text:style-name="P8"/>
      <text:p text:style-name="P8">Where p = # of processes, q = quantum time (ms), h = overhead (ms),<text:line-break/><draw:frame draw:style-name="fr1" draw:name="Object1" text:anchor-type="as-char" svg:y="-0.5465in" svg:width="3.3134in" svg:height="1.0598in" draw:z-index="1"><draw:object xlink:href="./Object 1" xlink:type="simple" xlink:show="embed" xlink:actuate="onLoad"/><draw:image xlink:href="./ObjectReplacements/Object 1" xlink:type="simple" xlink:show="embed" xlink:actuate="onLoad"/></draw:frame></text:p>
      <text:p text:style-name="P8"><text:span text:style-name="T2">b.</text:span></text:p>
      <text:p text:style-name="P8"><draw:frame draw:style-name="fr1" draw:name="Object2" text:anchor-type="as-char" svg:y="-0.4555in" svg:width="4.3307in" svg:height="0.8764in" draw:z-index="0"><draw:object xlink:href="./Object 2" xlink:type="simple" xlink:show="embed" xlink:actuate="onLoad"/><draw:image xlink:href="./ObjectReplacements/Object 2" xlink:type="simple" xlink:show="embed" xlink:actuate="onLoad"/></draw:frame></text:p>
      <text:p text:style-name="P8"><text:span text:style-name="T1">5.18</text:span></text:p>
      <text:p text:style-name="P8">a. FCFS – short processes have disproportionate waiting times, since they may have to wait for long processes to execute before getting CPU time.</text:p>
      <text:p text:style-name="P8">b. RR – short processes favored equally since CPU time is cycled among all processes, preventing starvation and short processes terminate first.</text:p>
      <text:p text:style-name="P8">c. Multilevel feedback queue – distributes CPU time similar to RR algorithm, meaning that short jobs are executed favorably with minimal waiting ti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sans-serif" svg:font-family="sans-serif"/>
    <style:font-face style:name="Times New Roman1" svg:font-family="'Times New Roman'"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ruki </meta:initial-creator>
    <meta:creation-date>2013-11-01T15:00:28</meta:creation-date>
    <dc:date>2013-11-04T11:16:29</dc:date>
    <dc:creator>faruki </dc:creator>
    <meta:editing-duration>P2DT20H12M4S</meta:editing-duration>
    <meta:editing-cycles>34</meta:editing-cycles>
    <meta:generator>LibreOffice/3.5$Linux_x86 LibreOffice_project/350m1$Build-2</meta:generator>
    <meta:document-statistic meta:table-count="2" meta:image-count="0" meta:object-count="2" meta:page-count="2" meta:paragraph-count="92" meta:word-count="456" meta:character-count="2579" meta:non-whitespace-character-count="2207"/>
  </office:meta>
</office:document-meta>
</file>

<file path=Object 1/content.xml><?xml version="1.0" encoding="utf-8"?>
<math xmlns="http://www.w3.org/1998/Math/MathML">
  <semantics>
    <mtable>
      <mtr>
        <mtd>
          <mrow>
            <mrow>
              <mi>C</mi>
              <mo stretchy="false">=</mo>
              <mi mathvariant="italic">CPU</mi>
            </mrow>
            <mrow>
              <mrow>
                <mrow>
                  <mi mathvariant="italic">utilization</mi>
                  <mo stretchy="false">=</mo>
                  <mrow>
                    <mi>p</mi>
                    <mo stretchy="false">⋅</mo>
                    <mi>q</mi>
                  </mrow>
                </mrow>
                <mo stretchy="false">=</mo>
                <mrow>
                  <mn>1</mn>
                  <mo stretchy="false">⋅</mo>
                  <mn>11</mn>
                </mrow>
              </mrow>
              <mo stretchy="false">=</mo>
              <mn>11</mn>
            </mrow>
            <mi mathvariant="italic">ms</mi>
          </mrow>
        </mtd>
      </mtr>
      <mtr>
        <mtd>
          <mrow>
            <mrow>
              <mrow>
                <mrow>
                  <msub>
                    <mi mathvariant="italic">Overhead</mi>
                    <mi mathvariant="italic">total</mi>
                  </msub>
                  <mo stretchy="false">=</mo>
                  <mrow>
                    <mi>C</mi>
                    <mo stretchy="false">⋅</mo>
                    <mi>h</mi>
                  </mrow>
                </mrow>
                <mo stretchy="false">=</mo>
                <mrow>
                  <mn>11</mn>
                  <mo stretchy="false">⋅</mo>
                  <mn>0.1ms</mn>
                </mrow>
              </mrow>
              <mo stretchy="false">=</mo>
              <mn>1.1ms</mn>
            </mrow>
          </mrow>
        </mtd>
      </mtr>
      <mtr>
        <mtd>
          <mrow>
            <mrow>
              <mrow>
                <msub>
                  <mi mathvariant="italic">Time</mi>
                  <mi mathvariant="italic">total</mi>
                </msub>
                <mo stretchy="false">=</mo>
                <mrow>
                  <mn>11ms</mn>
                  <mo stretchy="false">+</mo>
                  <mn>1.1ms</mn>
                </mrow>
              </mrow>
              <mo stretchy="false">=</mo>
              <mn>12.1ms</mn>
            </mrow>
          </mrow>
        </mtd>
      </mtr>
      <mtr>
        <mtd>
          <mrow>
            <mrow>
              <mrow>
                <mrow>
                  <mfrac>
                    <mrow>
                      <mo stretchy="false">(</mo>
                      <mrow>
                        <mi mathvariant="italic">CPU</mi>
                        <mi mathvariant="italic">utilization</mi>
                      </mrow>
                      <mo stretchy="false">)</mo>
                    </mrow>
                    <msub>
                      <mi mathvariant="italic">Time</mi>
                      <mi mathvariant="italic">total</mi>
                    </msub>
                  </mfrac>
                  <mo stretchy="false">=</mo>
                  <mfrac>
                    <mn>11ms</mn>
                    <mn>12.1ms</mn>
                  </mfrac>
                </mrow>
                <mo stretchy="false">=</mo>
                <mn>0.909</mn>
              </mrow>
              <mo stretchy="false">=</mo>
              <mstyle mathvariant="bold">
                <mrow>
                  <mrow>
                    <mn>91</mn>
                    <mi mathvariant="italic">percent</mi>
                  </mrow>
                </mrow>
              </mstyle>
            </mrow>
          </mrow>
        </mtd>
      </mtr>
    </mtable>
    <annotation encoding="StarMath 5.0">C = CPU utilization = p cdot q = 1 cdot 11 = 11 ms newline
Overhead_total = C cdot h = 11 cdot 0.1ms = 1.1ms newline
Time_total = 11ms + 1.1ms = 12.1ms newline
(CPU utilization) over Time_total = 11ms over 12.1ms=0.909 = bold {91 percent}</annotation>
  </semantics>
</math>
</file>

<file path=Object 2/content.xml><?xml version="1.0" encoding="utf-8"?>
<math xmlns="http://www.w3.org/1998/Math/MathML">
  <semantics>
    <mtable>
      <mtr>
        <mtd>
          <mrow>
            <mrow>
              <mrow>
                <msub>
                  <mi mathvariant="italic">Time</mi>
                  <mi mathvariant="italic">total</mi>
                </msub>
                <mo stretchy="false">=</mo>
                <mrow>
                  <mrow>
                    <mn>1.1ms</mn>
                    <mo stretchy="false">⋅</mo>
                    <mn>10</mn>
                  </mrow>
                  <mo stretchy="false">+</mo>
                  <mn>0.1</mn>
                </mrow>
              </mrow>
              <mo stretchy="false">=</mo>
              <mn>21.1ms</mn>
            </mrow>
          </mrow>
        </mtd>
      </mtr>
      <mtr>
        <mtd>
          <mrow>
            <mrow>
              <msub>
                <mi>C</mi>
                <mrow>
                  <mrow>
                    <mi mathvariant="italic">CPU</mi>
                    <mo stretchy="false">−</mo>
                    <mi mathvariant="italic">bound</mi>
                  </mrow>
                </mrow>
              </msub>
              <mo stretchy="false">=</mo>
              <mn>10ms</mn>
            </mrow>
            <mi>,</mi>
            <mi/>
            <mrow>
              <msub>
                <mi>C</mi>
                <mrow>
                  <mrow>
                    <mrow>
                      <mi>I</mi>
                      <mo stretchy="false">/</mo>
                      <mi>O</mi>
                    </mrow>
                    <mo stretchy="false">−</mo>
                    <mi mathvariant="italic">bound</mi>
                  </mrow>
                </mrow>
              </msub>
              <mo stretchy="false">=</mo>
              <mrow>
                <mn>1ms</mn>
                <mo stretchy="false">+</mo>
                <mi mathvariant="italic">context</mi>
              </mrow>
            </mrow>
            <mi mathvariant="italic">switch</mi>
          </mrow>
        </mtd>
      </mtr>
      <mtr>
        <mtd>
          <mrow>
            <mrow>
              <mrow>
                <msub>
                  <mi>C</mi>
                  <mi mathvariant="italic">total</mi>
                </msub>
                <mo stretchy="false">=</mo>
                <mrow>
                  <mrow>
                    <mn>1</mn>
                    <mo stretchy="false">⋅</mo>
                    <mn>10</mn>
                  </mrow>
                  <mo stretchy="false">+</mo>
                  <mn>10</mn>
                </mrow>
              </mrow>
              <mo stretchy="false">=</mo>
              <mn>20ms</mn>
            </mrow>
            <mrow>
              <mrow>
                <mrow>
                  <mfrac>
                    <msub>
                      <mi>C</mi>
                      <mi mathvariant="italic">total</mi>
                    </msub>
                    <msub>
                      <mi mathvariant="italic">Time</mi>
                      <mi mathvariant="italic">total</mi>
                    </msub>
                  </mfrac>
                  <mo stretchy="false">=</mo>
                  <mrow>
                    <mn>20</mn>
                    <mo stretchy="false">/</mo>
                    <mn>21.1</mn>
                  </mrow>
                </mrow>
                <mo stretchy="false">=</mo>
                <mn>0.9478</mn>
              </mrow>
              <mo stretchy="false">=</mo>
              <mstyle mathvariant="bold">
                <mrow>
                  <mrow>
                    <mn>95</mn>
                    <mi mathvariant="italic">percent</mi>
                  </mrow>
                </mrow>
              </mstyle>
            </mrow>
          </mrow>
        </mtd>
      </mtr>
    </mtable>
    <annotation encoding="StarMath 5.0">Time_total = 1.1ms cdot 10 + 0.1 = 21.1ms newline
C_{CPU-bound} = 10ms,~ C_{I/O-bound} = 1ms + context switch newline
C_total = 1 cdot 10 + 10 = 20ms
C_total over Time_total = 20/21.1 = 0.9478 = bold {95 percent}</annotation>
  </semantics>
</math>
</file>